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eabdc" officeooo:paragraph-rsid="001eabd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officeooo:rsid="001eabdc" officeooo:paragraph-rsid="001eabd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20740d" officeooo:paragraph-rsid="0020740d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eabdc" officeooo:paragraph-rsid="001eabdc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3pt" fo:font-weight="normal" officeooo:rsid="001eabdc" officeooo:paragraph-rsid="001eabdc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3pt" fo:font-weight="normal" officeooo:rsid="0020740d" officeooo:paragraph-rsid="0020740d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rsid="0020740d" officeooo:paragraph-rsid="0020740d" style:font-size-asian="11.3500003814697pt" style:font-weight-asian="normal" style:font-size-complex="13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ployed Contract Address</text:p>
      <text:p text:style-name="P1"/>
      <text:p text:style-name="P2">Polygon Matic:</text:p>
      <text:p text:style-name="P5">"lensHub proxy": "0x03c8d42B83A06922C549c0451cC37f758DC4c4c5",</text:p>
      <text:p text:style-name="P5"><text:s text:c="2"/>"lensHub impl:": "0x8f6d93799eA60e12Dad61D90cA67964e57A30C5d",</text:p>
      <text:p text:style-name="P5"><text:s text:c="2"/>"publishing logic lib": "0x87E51E3ce3c7686135C283126c45632dB6dEe26c",</text:p>
      <text:p text:style-name="P5"><text:s text:c="2"/>"interaction logic lib": "0x4eb100DC5561cDF4e9Ad90D2433CC6C73F2A689E",</text:p>
      <text:p text:style-name="P5"><text:s text:c="2"/>"follow NFT impl": "0x8c598b2e54fde7b29243bc9c37362e56584ec8ad",</text:p>
      <text:p text:style-name="P5"><text:s text:c="2"/>"collect NFT impl": "0xcb84bf4967179c01c3ead7213f20d4a26acc445e",</text:p>
      <text:p text:style-name="P5"><text:s text:c="2"/>"currency": "0xe7E342210A8AF2050Fd52079aEf18375Eb4C9457",</text:p>
      <text:p text:style-name="P5"><text:s text:c="2"/>"lens periphery": "0xDd678BF101376a97DD8274e668AcB0AaF982d1e5",</text:p>
      <text:p text:style-name="P5"><text:s text:c="2"/>"module globals": "0x61db301710C66532c541977a632Ed4Eda7115e6B",</text:p>
      <text:p text:style-name="P5"><text:s text:c="2"/>"fee collect module": "0x69DbD4D72269F6aa98c88B8Bf0496f3F1667B224",</text:p>
      <text:p text:style-name="P5"><text:s text:c="2"/>"limited fee collect module": "0xF1efaB60eafC0a69A0059A8d568ae338Fbc46E7c",</text:p>
      <text:p text:style-name="P5"><text:s text:c="2"/>"timed fee collect module": "0x6C15680e0F37af4E8e5b077CF2585ac9B5465aCb",</text:p>
      <text:p text:style-name="P5"><text:s/>"limited timed fee collect module": "0xb8451230aa1982484604552732dAC583c9Fb9d4b",</text:p>
      <text:p text:style-name="P5"><text:s text:c="2"/>"revert collect module": "0xA97Ff02f1C9A2b07BB94c5bf85a30ddFedCE40E4",</text:p>
      <text:p text:style-name="P5"><text:s text:c="2"/>"free collect module": "0xbBcbFF1Cd51Ce6a6c574b05C54cd625c5C8Bd447",</text:p>
      <text:p text:style-name="P5"><text:s text:c="2"/>"fee follow module": "0x67c0BbeF0137A9c346d971bD231391be7C25335a",</text:p>
      <text:p text:style-name="P5"><text:s text:c="2"/>"profile follow module": "0xd11d112005B50Ab71CBc23B3B929efe3b15e8E30",</text:p>
      <text:p text:style-name="P5"><text:s text:c="2"/>"revert follow module": "0x6E8795096763cccbD877Bf76115b50590c8D93a8",</text:p>
      <text:p text:style-name="P5"><text:s text:c="2"/>"follower only reference module": "0x35b835d055f7EF4257886C67439A8C3535191ca6",</text:p>
      <text:p text:style-name="P5"><text:s text:c="2"/>"UI data provider": "0x07Ab54E901d8c104ea14245F9E1a9093d647F9f2",</text:p>
      <text:p text:style-name="P5"><text:s text:c="2"/>"Profile creation proxy": "0x6cB51c1196462100E969A011B7F9426f4bdeE2AE"</text:p>
      <text:p text:style-name="P5"/>
      <text:p text:style-name="P3">Avalanche Fuji:</text:p>
      <text:p text:style-name="P6"><text:s/>"lensHub proxy": "0x7da460F615104191F57b63d7c033a9889ad6C3c9",</text:p>
      <text:p text:style-name="P6"><text:s text:c="2"/>"lensHub impl:": "0xfc27062EFb4356c62A4C16AF5C5bf8d5f81872E6",</text:p>
      <text:p text:style-name="P6"><text:s text:c="2"/>"publishing logic lib": "0xdFa06368Ca35B28A9fdaf0d275Ba2d3b1229835E",</text:p>
      <text:p text:style-name="P6"><text:s text:c="2"/>"interaction logic lib": "0x32Ce05955B6067810f65ef6D4Cc6593Dd3B445D3",</text:p>
      <text:p text:style-name="P6"><text:s text:c="2"/>"follow NFT impl": "0xca6ba9a4529f7eb1ca6396f862d610efa25f83f8",</text:p>
      <text:p text:style-name="P6"><text:s text:c="2"/>"collect NFT impl": "0xdc9195ff89c04aae5e5a302b03117aba0e26b7bf",</text:p>
      <text:p text:style-name="P6"><text:s text:c="2"/>"currency": "0x5a766b54F97e4bF39cA3158bdd05A2194D1E07D3",</text:p>
      <text:p text:style-name="P6"><text:s text:c="2"/>"lens periphery": "0x0e0364D124535D1E8cF6D3285D8bd66a1D2d7bc0",</text:p>
      <text:p text:style-name="P6"><text:s text:c="2"/>"module globals": "0xF59f4Db3F7eD99F0569192df29756A3938F7B6a2",</text:p>
      <text:p text:style-name="P6"><text:s text:c="2"/>"fee collect module": "0xC2af8c83cfA25f138d3A5989c62F40B7bEAED9bb",</text:p>
      <text:p text:style-name="P6"><text:s text:c="2"/>"limited fee collect module": "0x61db301710C66532c541977a632Ed4Eda7115e6B",</text:p>
      <text:p text:style-name="P6"><text:s text:c="2"/>"timed fee collect module": "0x87E51E3ce3c7686135C283126c45632dB6dEe26c",</text:p>
      <text:p text:style-name="P7">"limited timefeecollectmodule" :"0x4eb100DC5561cDF4e9Ad90D2433CC6C73F2A689E",</text:p>
      <text:p text:style-name="P6"><text:s text:c="2"/>"revert collect module": "0x2948910806201F73c2A1C829c9316f0E4e36e76D",</text:p>
      <text:p text:style-name="P6"><text:s text:c="2"/>"free collect module": "0x8f6d93799eA60e12Dad61D90cA67964e57A30C5d",</text:p>
      <text:p text:style-name="P6"><text:s text:c="2"/>"fee follow module": "0x8c598b2e54FDE7b29243Bc9C37362e56584EC8AD",</text:p>
      <text:p text:style-name="P6"><text:s text:c="2"/>"profile follow module": "0xcb84bf4967179c01C3eAD7213F20d4A26ACc445e",</text:p>
      <text:p text:style-name="P6"><text:s text:c="2"/>"revert follow module": "0x03c8d42B83A06922C549c0451cC37f758DC4c4c5",</text:p>
      <text:p text:style-name="P7">"follower only reference module":"0xDd678BF101376a97DD8274e668AcB0AaF982d1e5",</text:p>
      <text:p text:style-name="P6"><text:s text:c="2"/>"UI data provider": "0xe7E342210A8AF2050Fd52079aEf18375Eb4C9457",</text:p>
      <text:p text:style-name="P6"><text:s text:c="2"/>"Profile creation proxy": "0x69DbD4D72269F6aa98c88B8Bf0496f3F1667B224"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3T01:12:42.913974368</meta:creation-date>
    <dc:date>2022-07-13T01:59:49.399527920</dc:date>
    <meta:editing-duration>PT36M56S</meta:editing-duration>
    <meta:editing-cycles>1</meta:editing-cycles>
    <meta:document-statistic meta:table-count="0" meta:image-count="0" meta:object-count="0" meta:page-count="1" meta:paragraph-count="45" meta:word-count="169" meta:character-count="2981" meta:non-whitespace-character-count="2781"/>
    <meta:generator>LibreOffice/6.4.7.2$Linux_X86_64 LibreOffice_project/40$Build-2</meta:generator>
  </office:meta>
</office:document-meta>
</file>